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7" table:number-rows-repeated="104851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09:25:19.086198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5T09:27:28.190773638</dc:date>
    <meta:editing-duration>P3DT15H58M44S</meta:editing-duration>
    <meta:editing-cycles>59</meta:editing-cycles>
    <meta:document-statistic meta:table-count="2" meta:cell-count="197" meta:object-count="0"/>
  </office:meta>
</office:document-meta>
</file>